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29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737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2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1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4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3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51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55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1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408" style:family="table-cell" style:parent-style-name="Default">
      <style:text-properties fo:color="#c9211e" style:font-name="Avenir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" fo:font-weight="bold"/>
    </style:style>
    <style:style style:name="ce12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" fo:font-weight="normal"/>
    </style:style>
    <style:style style:name="ce12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" fo:font-weight="bold"/>
    </style:style>
    <style:style style:name="ce12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231" style:family="table-cell" style:parent-style-name="Default">
      <style:text-properties style:font-name="Avenir" fo:font-weight="normal"/>
    </style:style>
    <style:style style:name="ce1425" style:family="table-cell" style:parent-style-name="Default">
      <style:text-properties style:font-name="Avenir" fo:font-weight="normal" style:font-weight-asian="normal" style:font-weight-complex="normal"/>
    </style:style>
    <style:style style:name="ce1426" style:family="table-cell" style:parent-style-name="Default">
      <style:table-cell-properties style:vertical-align="middle"/>
      <style:text-properties style:font-name="Avenir1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4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4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4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1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62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4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4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5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5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ff0000"/>
    </style:style>
    <style:style style:name="T9" style:family="text">
      <style:text-properties fo:font-style="normal" style:font-style-asian="normal" style:font-style-complex="normal" fo:color="#00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1" style:family="text">
      <style:text-properties style:font-name="Avenir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7">Történelemism:[</text:span><text:span text:style-name="T8">saját régió</text:span><text:span text:style-name="T9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7">Vallásism – [</text:span><text:span text:style-name="T8">saját pantheon</text:span><text:span text:style-name="T9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7">Nyelvismeret – [</text:span><text:span text:style-name="T8">1. nyelv</text:span><text:span text:style-name="T9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10">Nyelvismeret – [</text:span><text:span text:style-name="T11">2. nyelv</text:span><text:span text:style-name="T12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10">Nyelvismeret – [</text:span><text:span text:style-name="T11">x. nyelv</text:span><text:span text:style-name="T12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3">saját város</text:span>: 3.fok<text:span text:style-name="T14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87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87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3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4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3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2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6" table:content-validation-name="val129" table:formula="of:=[.G30]" office:value-type="string" office:string-value="N/A" calcext:value-type="string">
            <text:p>N/A</text:p>
          </table:table-cell>
          <table:table-cell table:style-name="ce752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1" table:number-columns-spanned="3" table:number-rows-spanned="1"/>
          <table:covered-table-cell table:number-columns-repeated="2" table:style-name="ce752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1" table:content-validation-name="val133"/>
          <table:covered-table-cell table:style-name="ce752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38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8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6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1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1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7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7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6">Tradíció képzettségek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6">Mágiaiskolák (Átfogó)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8">[</text:span><text:span text:style-name="T19">Tradíció neve</text:span><text:span text:style-name="T20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6">Pszí-iskola (képzettség) </text:span><text:span text:style-name="T17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1032" table:content-validation-name="val149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6" table:number-columns-spanned="4" table:number-rows-spanned="1"/>
          <table:covered-table-cell table:number-columns-repeated="3" table:style-name="ce1026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17">
          <table:table-cell table:style-name="ce1013" table:content-validation-name="val52" table:number-columns-spanned="13" table:number-rows-spanned="1"/>
          <table:covered-table-cell table:number-columns-repeated="11" table:style-name="ce1013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8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4">Nagyon</text:span><text:span text:style-name="T25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20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zúz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2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zúz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/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zúz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zúz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21">Automatikusan jár rá a</text:span></text:p>
            <text:p><text:span text:style-name="T21">Közeli lövés fortélynál leírt +10CÉ bónusz</text:span></text:p>
            <text:p><text:span text:style-name="T21">Ha a célpont Cellaszáma 1.</text:span></text:p>
            <text:p><text:span text:style-name="T2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92"/>
        <table:table-column table:style-name="co59" table:default-cell-style-name="ce1782"/>
        <table:table-column table:style-name="co12" table:number-columns-repeated="16372" table:default-cell-style-name="ce1782"/>
        <table:table-row table:style-name="ro2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9" table:style-name="ce1318"/>
          <table:covered-table-cell table:style-name="ce1399"/>
          <table:covered-table-cell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9"/>
          <table:table-cell table:style-name="ce1399"/>
          <table:table-cell table:style-name="ce1318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796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1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79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 table:number-columns-repeated="3"/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798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370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369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style-name="ce1780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0">
          <table:table-cell table:style-name="ce1369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table:style-name="ce1408"/>
          <table:table-cell table:number-columns-repeated="16380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6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16" office:value-type="float" office:value="2" calcext:value-type="float">
            <text:p>2</text:p>
          </table:table-cell>
          <table:table-cell/>
          <table:table-cell table:style-name="ce1408"/>
          <table:table-cell table:number-columns-repeated="16380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office:forms form:automatic-focus="false" form:apply-design-mode="false"/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2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6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6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6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Nyomolvasás beolvadt a Természetjárásba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Pusztítás harcmodor átnevezve: Zúzás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Pszí-iskola képzettség Átfogó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Élettan: fortély lett képzettségből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Nyomozás: új képzettség (Primer)</text:p>
          </table:table-cell>
          <table:table-cell table:style-name="ce1425" table:number-columns-repeated="16383"/>
        </table:table-row>
        <table:table-row table:style-name="ro2">
          <table:table-cell table:style-name="ce1217"/>
          <table:table-cell table:style-name="ce1425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5" table:number-columns-repeated="16383"/>
        </table:table-row>
        <table:table-row table:style-name="ro2">
          <table:table-cell table:style-name="ce1217"/>
          <table:table-cell table:style-name="ce1425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5" table:number-columns-repeated="16383"/>
        </table:table-row>
        <table:table-row table:style-name="ro2">
          <table:table-cell table:style-name="ce1215"/>
          <table:table-cell table:style-name="ce1425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5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25" table:number-columns-repeated="16383"/>
        </table:table-row>
        <table:table-row table:style-name="ro2">
          <table:table-cell table:style-name="ce1217"/>
          <table:table-cell table:style-name="ce1425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5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8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1"> </text:span><text:span text:style-name="T34">→</text:span><text:span text:style-name="T21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66" table:default-cell-style-name="ce1426"/>
        <table:table-column table:style-name="co67" table:default-cell-style-name="ce1426"/>
        <table:table-column table:style-name="co68" table:default-cell-style-name="ce1426"/>
        <table:table-column table:style-name="co69" table:default-cell-style-name="ce1426"/>
        <table:table-column table:style-name="co68" table:default-cell-style-name="ce1426"/>
        <table:table-column table:style-name="co36" table:default-cell-style-name="ce1426"/>
        <table:table-column table:style-name="co70" table:default-cell-style-name="ce1426"/>
        <table:table-column table:style-name="co71" table:default-cell-style-name="ce1426"/>
        <table:table-column table:style-name="co72" table:default-cell-style-name="ce1426"/>
        <table:table-column table:style-name="co73" table:default-cell-style-name="ce1426"/>
        <table:table-column table:style-name="co74" table:default-cell-style-name="ce1426"/>
        <table:table-column table:style-name="co75" table:default-cell-style-name="ce1426"/>
        <table:table-column table:style-name="co24" table:default-cell-style-name="ce1426"/>
        <table:table-column table:style-name="co76" table:default-cell-style-name="ce1426"/>
        <table:table-column table:style-name="co77" table:default-cell-style-name="ce1426"/>
        <table:table-column table:style-name="co78" table:default-cell-style-name="ce1426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5"/>
          <table:covered-table-cell table:style-name="ce1464"/>
          <table:covered-table-cell table:style-name="ce1473"/>
          <table:covered-table-cell table:style-name="ce1483"/>
          <table:covered-table-cell table:number-columns-repeated="6" table:style-name="ce1473"/>
          <table:covered-table-cell table:number-columns-repeated="3" table:style-name="ce1542"/>
          <table:covered-table-cell table:style-name="ce1473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455"/>
          <table:table-cell table:style-name="ce1464"/>
          <table:table-cell table:style-name="ce1473"/>
          <table:table-cell table:style-name="ce1483"/>
          <table:table-cell table:style-name="ce1473" table:number-columns-repeated="6"/>
          <table:table-cell table:style-name="ce1542" table:number-columns-repeated="3"/>
          <table:table-cell table:style-name="ce1473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2" office:value-type="string" calcext:value-type="string">
            <text:p>Szint</text:p>
          </table:table-cell>
          <table:table-cell table:style-name="ce1442" office:value-type="string" calcext:value-type="string" table:number-columns-spanned="2" table:number-rows-spanned="1">
            <text:p>Átfogó</text:p>
          </table:table-cell>
          <table:covered-table-cell table:style-name="ce1442"/>
          <table:table-cell table:style-name="ce1442" office:value-type="string" calcext:value-type="string" table:number-columns-spanned="2" table:number-rows-spanned="1">
            <text:p>Átlagos</text:p>
          </table:table-cell>
          <table:covered-table-cell table:style-name="ce1442"/>
          <table:table-cell table:style-name="ce1442" office:value-type="string" calcext:value-type="string" table:number-columns-spanned="2" table:number-rows-spanned="1">
            <text:p>Spec.</text:p>
          </table:table-cell>
          <table:covered-table-cell table:style-name="ce1475"/>
          <table:table-cell table:style-name="ce379" table:number-columns-repeated="4"/>
          <table:table-cell table:style-name="ce1543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30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3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3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3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3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7"/>
          <table:table-cell table:number-columns-repeated="240"/>
        </table:table-row>
        <table:table-row table:style-name="ro2">
          <table:table-cell table:style-name="ce143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5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5"/>
          <table:table-cell table:style-name="ce896" table:number-columns-repeated="2"/>
          <table:table-cell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10" calcext:value-type="float">
            <text:p>-10</text:p>
          </table:table-cell>
          <table:table-cell table:style-name="ce1447" office:value-type="float" office:value="-20" calcext:value-type="float">
            <text:p>-20</text:p>
          </table:table-cell>
          <table:table-cell table:style-name="ce144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3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6" table:number-columns-repeated="3"/>
          <table:table-cell table:style-name="ce1475"/>
          <table:table-cell table:style-name="ce1291"/>
          <table:table-cell table:style-name="ce1298"/>
          <table:table-cell table:style-name="ce1291"/>
          <table:table-cell table:style-name="ce147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30"/>
          <table:table-cell table:style-name="ce1446" table:number-columns-repeated="3"/>
          <table:table-cell table:style-name="ce1475"/>
          <table:table-cell table:style-name="ce1291"/>
          <table:table-cell table:style-name="ce1298"/>
          <table:table-cell table:style-name="ce1291"/>
          <table:table-cell table:style-name="ce147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3"/>
          <table:table-cell table:style-name="ce1475"/>
          <table:table-cell table:number-columns-repeated="3"/>
          <table:table-cell table:style-name="ce14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7"/>
          <table:table-cell table:style-name="ce144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14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4" office:value-type="string" calcext:value-type="string">
            <text:p>Erőbónusz</text:p>
          </table:table-cell>
          <table:table-cell table:style-name="ce151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5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6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6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7" office:value-type="string" calcext:value-type="string">
            <text:p>Erőbónusz</text:p>
          </table:table-cell>
          <table:table-cell table:style-name="ce144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4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30"/>
          <table:table-cell table:number-columns-repeated="2"/>
          <table:table-cell table:style-name="ce1469" office:value-type="string" calcext:value-type="string">
            <text:p>Fok</text:p>
          </table:table-cell>
          <table:table-cell table:style-name="ce14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30"/>
          <table:table-cell table:number-columns-repeated="2"/>
          <table:table-cell table:style-name="ce1447" office:value-type="float" office:value="0" calcext:value-type="float">
            <text:p>0</text:p>
          </table:table-cell>
          <table:table-cell table:style-name="ce14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7"/>
          <table:table-cell/>
          <table:table-cell table:style-name="ce145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30"/>
          <table:table-cell table:style-name="ce1485"/>
          <table:table-cell/>
          <table:table-cell table:style-name="ce144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7"/>
          <table:table-cell/>
          <table:table-cell table:style-name="ce1469" office:value-type="string" calcext:value-type="string">
            <text:p>Fok</text:p>
          </table:table-cell>
          <table:table-cell table:style-name="ce1469" office:value-type="string" calcext:value-type="string">
            <text:p>Sebesség bónusz</text:p>
          </table:table-cell>
          <table:table-cell table:style-name="ce146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30"/>
          <table:table-cell table:number-columns-repeated="2"/>
          <table:table-cell table:style-name="ce144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0"/>
          <table:table-cell table:number-columns-repeated="2"/>
          <table:table-cell table:style-name="ce144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30"/>
          <table:table-cell table:number-columns-repeated="5"/>
          <table:table-cell table:style-name="ce147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30"/>
          <table:table-cell table:number-columns-repeated="4"/>
          <table:table-cell table:style-name="ce148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30"/>
          <table:table-cell table:style-name="ce1449" office:value-type="string" calcext:value-type="string" table:number-columns-spanned="2" table:number-rows-spanned="1">
            <text:p>Pajzs</text:p>
          </table:table-cell>
          <table:covered-table-cell/>
          <table:table-cell table:style-name="ce1449" office:value-type="string" calcext:value-type="string">
            <text:p>VÉ</text:p>
          </table:table-cell>
          <table:table-cell table:style-name="ce144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3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5"/>
          <table:table-cell table:style-name="ce1469" table:content-validation-name="val152" office:value-type="string" calcext:value-type="string">
            <text:p>Fok</text:p>
          </table:table-cell>
          <table:table-cell table:style-name="ce1469" table:content-validation-name="val152" office:value-type="string" calcext:value-type="string">
            <text:p>Bónusz</text:p>
          </table:table-cell>
          <table:table-cell table:style-name="ce515"/>
          <table:table-cell table:style-name="ce1549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5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15"/>
          <table:table-cell table:style-name="ce1549"/>
          <table:table-cell table:number-columns-repeated="243"/>
        </table:table-row>
        <table:table-row table:style-name="ro2">
          <table:table-cell table:style-name="ce143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5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15"/>
          <table:table-cell table:style-name="ce1549"/>
          <table:table-cell table:number-columns-repeated="243"/>
        </table:table-row>
        <table:table-row table:style-name="ro2">
          <table:table-cell table:style-name="ce1430"/>
          <table:table-cell table:number-columns-repeated="7"/>
          <table:table-cell table:style-name="ce1475"/>
          <table:table-cell table:style-name="ce515" table:number-columns-repeated="3"/>
          <table:table-cell table:style-name="ce1549"/>
          <table:table-cell table:number-columns-repeated="243"/>
        </table:table-row>
        <table:table-row table:style-name="ro2">
          <table:table-cell table:style-name="ce1430" table:content-validation-name="val52"/>
          <table:table-cell table:style-name="ce1451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2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49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52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52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9" table:content-validation-name="val52" office:value-type="string" calcext:value-type="string">
            <text:p>Fegyver</text:p>
          </table:table-cell>
          <table:table-cell table:style-name="ce1469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47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70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47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70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47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70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5" table:content-validation-name="val52"/>
          <table:table-cell table:style-name="ce515" table:content-validation-name="val52" table:number-columns-repeated="3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47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70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5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46" table:content-validation-name="val52" table:number-columns-repeated="3"/>
          <table:table-cell table:style-name="ce1475" table:content-validation-name="val52"/>
          <table:table-cell table:style-name="ce1294" table:content-validation-name="val52"/>
          <table:table-cell table:style-name="ce1475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453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71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71" table:content-validation-name="val52"/>
          <table:table-cell table:style-name="ce1497" table:content-validation-name="val52" office:value-type="string" calcext:value-type="string">
            <text:p>SFÉ diff</text:p>
          </table:table-cell>
          <table:table-cell table:style-name="ce1497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71" table:content-validation-name="val52" office:value-type="string" calcext:value-type="string">
            <text:p>Szúró</text:p>
          </table:table-cell>
          <table:table-cell table:style-name="ce1471" table:content-validation-name="val52" office:value-type="string" calcext:value-type="string">
            <text:p>Vágó</text:p>
          </table:table-cell>
          <table:table-cell table:style-name="ce1471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9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>
          <table:table-cell table:style-name="ce1430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5" table:content-validation-name="val52" table:number-columns-repeated="2"/>
          <table:table-cell table:style-name="ce1543" table:content-validation-name="val52"/>
          <table:table-cell table:style-name="ce1556" table:content-validation-name="val52" table:number-columns-repeated="2"/>
          <table:table-cell table:style-name="ce1475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30"/>
          <table:table-cell table:style-name="ce1446" table:number-columns-repeated="3"/>
          <table:table-cell table:style-name="ce1475"/>
          <table:table-cell table:style-name="ce932"/>
          <table:table-cell table:style-name="ce1475" table:number-columns-repeated="6"/>
          <table:table-cell table:style-name="ce1543"/>
          <table:table-cell table:style-name="ce1556" table:number-columns-repeated="2"/>
          <table:table-cell table:style-name="ce1475"/>
          <table:table-cell table:number-columns-repeated="240"/>
        </table:table-row>
        <table:table-row table:style-name="ro2" table:number-rows-repeated="2">
          <table:table-cell table:style-name="ce1430"/>
          <table:table-cell table:number-columns-repeated="8"/>
          <table:table-cell table:style-name="ce1475" table:number-columns-repeated="3"/>
          <table:table-cell table:style-name="ce1543"/>
          <table:table-cell table:style-name="ce1556" table:number-columns-repeated="2"/>
          <table:table-cell table:style-name="ce147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20:33:49.9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22:13:08.593000000</dc:date>
    <meta:editing-cycles>426</meta:editing-cycles>
    <meta:editing-duration>P2DT6H46M20S</meta:editing-duration>
    <meta:document-statistic meta:table-count="11" meta:cell-count="2784" meta:object-count="0"/>
    <meta:user-defined meta:name="Author">Fekete Bálint (Kaktusztea, Ailtas)</meta:user-defined>
    <meta:user-defined meta:name="Szerepjáték">km100</meta:user-defined>
  </office:meta>
</office:document-meta>
</file>